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785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-0.0785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-0.0785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 style:master-page-name="Standard">
      <style:paragraph-properties fo:text-align="center" style:justify-single-word="false" style:page-number="1"/>
    </style:style>
    <style:style style:name="P21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2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3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style:font-name="Garamond" fo:font-size="8pt" fo:font-weight="bold" style:font-name-asian="Garamond1" style:font-size-asian="8pt" style:font-weight-asian="bold" style:font-name-complex="Garamond1" style:font-size-complex="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9">Sprint No.</text:span></text:p>
          </table:table-cell>
          <table:table-cell table:style-name="Table1.B1" office:value-type="string">
            <text:p text:style-name="P6"><text:span text:style-name="T2">1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Project Name</text:span></text:p>
          </table:table-cell>
          <table:table-cell table:style-name="Table1.B1" office:value-type="string">
            <text:p text:style-name="P6"><text:span text:style-name="T2">FiTracks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er’s Name</text:span></text:p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6"><text:span text:style-name="T9">Review Date</text:span></text:p>
          </table:table-cell>
          <table:table-cell table:style-name="Table1.B1" office:value-type="string">
            <text:p text:style-name="P6"><text:span text:style-name="T2">Feb. 8, 2019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10">User Acceptance Criteria</text:span></text:p>
          </table:table-cell>
          <table:table-cell table:style-name="Table2.A1" table:number-columns-spanned="2" office:value-type="string">
            <text:p text:style-name="P7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10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Yes</text:span></text:p>
          </table:table-cell>
          <table:table-cell table:style-name="Table2.A1" office:value-type="string">
            <text:p text:style-name="P7"><text:span text:style-name="T11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<text:span text:style-name="T3">UC1.0-S1: User only adds a meal or water intake.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8"><text:span text:style-name="T3">No Database Integration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3">UC1.1-S1: User adds a meal intake.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8"><text:span text:style-name="T3">User can only add one meal intake at a time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3">UC1.1-S2: User adds a water intake.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5"><text:span text:style-name="T3">User can only add one water intake at a time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3">UC6.0-S1: User views his/her current intake status 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8"><text:span text:style-name="T3">User can view the added meal or water intake.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0">TOTAL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3"/>
          </table:table-cell>
        </table:table-row>
      </table:table>
      <text:p text:style-name="P3"/>
      <text:p text:style-name="Standard"><text:span text:style-name="T3">Tester's Comments:</text:span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9"><text:span text:style-name="T4">Usability Goals:</text:span></text:p>
      <text:list xml:id="list2205619266" text:style-name="WWNum1">
        <text:list-item>
          <text:p text:style-name="P23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2">Nielsen's Usability Heuristics</text:span></text:p>
          </table:table-cell>
          <table:table-cell table:style-name="Table3.A1" table:number-columns-spanned="5" office:value-type="string">
            <text:p text:style-name="P6"><text:span text:style-name="T12">Strongly D</text:span><text:span text:style-name="T8">isagree <text:s text:c="39"/>Strongly Agree</text:span><text:span text:style-name="T12"> <text:s text:c="119"/>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2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1">1</text:span></text:p>
          </table:table-cell>
          <table:table-cell table:style-name="Table3.A1" office:value-type="string">
            <text:p text:style-name="P7"><text:span text:style-name="T11">2</text:span></text:p>
          </table:table-cell>
          <table:table-cell table:style-name="Table3.A1" office:value-type="string">
            <text:p text:style-name="P7"><text:span text:style-name="T11">3</text:span></text:p>
          </table:table-cell>
          <table:table-cell table:style-name="Table3.A1" office:value-type="string">
            <text:p text:style-name="P7"><text:span text:style-name="T11">4</text:span></text:p>
          </table:table-cell>
          <table:table-cell table:style-name="Table3.A1" office:value-type="string">
            <text:p text:style-name="P7"><text:span text:style-name="T11">5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8"><text:span text:style-name="T11">Simple and Natural Dialogue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Speaks the Users' Language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Minimize User Memory Load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Consistency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Feedback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Clearly Marked Exit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Shortcut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Good Error Message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Prevent Error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Help and Documentation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</table:table>
      <text:list xml:id="list201914355204777" text:continue-numbering="true" text:style-name="WWNum1">
        <text:list-item>
          <text:p text:style-name="P21"/>
        </text:list-item>
        <text:list-item>
          <text:p text:style-name="P22"><text:span text:style-name="T3">Reviewer’s Comments:<text:line-break/></text:span></text:p>
        </text:list-item>
      </text:list>
      <text:p text:style-name="Standard"><text:span text:style-name="T3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50" meta:word-count="220" meta:character-count="1500" meta:non-whitespace-character-count="1158"/>
    <meta:generator>LibreOfficeDev/6.0.5.2$Linux_X86_64 LibreOffice_project/</meta:generator>
  </office:meta>
</office:document-meta>
</file>